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OutBinding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OutBinding.set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OutBinding.process( MessageExchange messageExchange , NormalizedMessage in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